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75.89mm" svg:y="21.19mm">
            <loext:p draw:notify-on-update-of-ranges="option_roi_result.A1:option_roi_result.A1 option_roi_result.A2:option_roi_result.A245 option_roi_result.B1:option_roi_result.B1 option_roi_result.B2:option_roi_result.B2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</table:table-row>
        <table:table-row table:style-name="ro1">
          <table:table-cell office:value-type="string" calcext:value-type="string">
            <text:p>2016/1/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/1/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/1/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/1/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/1/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/1/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/1/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/1/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/1/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/1/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/1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/1/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/1/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/1/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/1/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/1/25</text:p>
          </table:table-cell>
          <table:table-cell office:value-type="float" office:value="0.99725" calcext:value-type="float">
            <text:p>0.99725</text:p>
          </table:table-cell>
        </table:table-row>
        <table:table-row table:style-name="ro1">
          <table:table-cell office:value-type="string" calcext:value-type="string">
            <text:p>2016/1/26</text:p>
          </table:table-cell>
          <table:table-cell office:value-type="float" office:value="0.88775" calcext:value-type="float">
            <text:p>0.88775</text:p>
          </table:table-cell>
        </table:table-row>
        <table:table-row table:style-name="ro1">
          <table:table-cell office:value-type="string" calcext:value-type="string">
            <text:p>2016/1/27</text:p>
          </table:table-cell>
          <table:table-cell office:value-type="float" office:value="0.90425" calcext:value-type="float">
            <text:p>0.90425</text:p>
          </table:table-cell>
        </table:table-row>
        <table:table-row table:style-name="ro1">
          <table:table-cell office:value-type="string" calcext:value-type="string">
            <text:p>2016/1/28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office:value-type="string" calcext:value-type="string">
            <text:p>2016/1/29</text:p>
          </table:table-cell>
          <table:table-cell office:value-type="float" office:value="1.48975" calcext:value-type="float">
            <text:p>1.48975</text:p>
          </table:table-cell>
        </table:table-row>
        <table:table-row table:style-name="ro1">
          <table:table-cell office:value-type="string" calcext:value-type="string">
            <text:p>2016/1/30</text:p>
          </table:table-cell>
          <table:table-cell office:value-type="float" office:value="3.367" calcext:value-type="float">
            <text:p>3.367</text:p>
          </table:table-cell>
        </table:table-row>
        <table:table-row table:style-name="ro1">
          <table:table-cell office:value-type="string" calcext:value-type="string">
            <text:p>2016/2/1</text:p>
          </table:table-cell>
          <table:table-cell office:value-type="float" office:value="3.7445" calcext:value-type="float">
            <text:p>3.7445</text:p>
          </table:table-cell>
        </table:table-row>
        <table:table-row table:style-name="ro1">
          <table:table-cell office:value-type="string" calcext:value-type="string">
            <text:p>2016/2/2</text:p>
          </table:table-cell>
          <table:table-cell office:value-type="float" office:value="3.717" calcext:value-type="float">
            <text:p>3.717</text:p>
          </table:table-cell>
        </table:table-row>
        <table:table-row table:style-name="ro1">
          <table:table-cell office:value-type="string" calcext:value-type="string">
            <text:p>2016/2/3</text:p>
          </table:table-cell>
          <table:table-cell office:value-type="float" office:value="3.63125" calcext:value-type="float">
            <text:p>3.63125</text:p>
          </table:table-cell>
        </table:table-row>
        <table:table-row table:style-name="ro1">
          <table:table-cell office:value-type="string" calcext:value-type="string">
            <text:p>2016/2/15</text:p>
          </table:table-cell>
          <table:table-cell office:value-type="float" office:value="3.48175" calcext:value-type="float">
            <text:p>3.48175</text:p>
          </table:table-cell>
        </table:table-row>
        <table:table-row table:style-name="ro1">
          <table:table-cell office:value-type="string" calcext:value-type="string">
            <text:p>2016/2/16</text:p>
          </table:table-cell>
          <table:table-cell office:value-type="float" office:value="6.348" calcext:value-type="float">
            <text:p>6.348</text:p>
          </table:table-cell>
        </table:table-row>
        <table:table-row table:style-name="ro1">
          <table:table-cell office:value-type="string" calcext:value-type="string">
            <text:p>2016/2/17</text:p>
          </table:table-cell>
          <table:table-cell office:value-type="float" office:value="9.466" calcext:value-type="float">
            <text:p>9.466</text:p>
          </table:table-cell>
        </table:table-row>
        <table:table-row table:style-name="ro1">
          <table:table-cell office:value-type="string" calcext:value-type="string">
            <text:p>2016/2/18</text:p>
          </table:table-cell>
          <table:table-cell office:value-type="float" office:value="11.8415" calcext:value-type="float">
            <text:p>11.8415</text:p>
          </table:table-cell>
        </table:table-row>
        <table:table-row table:style-name="ro1">
          <table:table-cell office:value-type="string" calcext:value-type="string">
            <text:p>2016/2/19</text:p>
          </table:table-cell>
          <table:table-cell office:value-type="float" office:value="12.3415" calcext:value-type="float">
            <text:p>12.3415</text:p>
          </table:table-cell>
        </table:table-row>
        <table:table-row table:style-name="ro1">
          <table:table-cell office:value-type="string" calcext:value-type="string">
            <text:p>2016/2/22</text:p>
          </table:table-cell>
          <table:table-cell office:value-type="float" office:value="11.4915" calcext:value-type="float">
            <text:p>11.4915</text:p>
          </table:table-cell>
        </table:table-row>
        <table:table-row table:style-name="ro1">
          <table:table-cell office:value-type="string" calcext:value-type="string">
            <text:p>2016/2/23</text:p>
          </table:table-cell>
          <table:table-cell office:value-type="float" office:value="11.4915" calcext:value-type="float">
            <text:p>11.4915</text:p>
          </table:table-cell>
        </table:table-row>
        <table:table-row table:style-name="ro1">
          <table:table-cell office:value-type="string" calcext:value-type="string">
            <text:p>2016/2/24</text:p>
          </table:table-cell>
          <table:table-cell office:value-type="float" office:value="11.4915" calcext:value-type="float">
            <text:p>11.4915</text:p>
          </table:table-cell>
        </table:table-row>
        <table:table-row table:style-name="ro1">
          <table:table-cell office:value-type="string" calcext:value-type="string">
            <text:p>2016/2/25</text:p>
          </table:table-cell>
          <table:table-cell office:value-type="float" office:value="11.4915" calcext:value-type="float">
            <text:p>11.4915</text:p>
          </table:table-cell>
        </table:table-row>
        <table:table-row table:style-name="ro1">
          <table:table-cell office:value-type="string" calcext:value-type="string">
            <text:p>2016/2/26</text:p>
          </table:table-cell>
          <table:table-cell office:value-type="float" office:value="11.49125" calcext:value-type="float">
            <text:p>11.49125</text:p>
          </table:table-cell>
        </table:table-row>
        <table:table-row table:style-name="ro1">
          <table:table-cell office:value-type="string" calcext:value-type="string">
            <text:p>2016/3/1</text:p>
          </table:table-cell>
          <table:table-cell office:value-type="float" office:value="11.498" calcext:value-type="float">
            <text:p>11.498</text:p>
          </table:table-cell>
        </table:table-row>
        <table:table-row table:style-name="ro1">
          <table:table-cell office:value-type="string" calcext:value-type="string">
            <text:p>2016/3/2</text:p>
          </table:table-cell>
          <table:table-cell office:value-type="float" office:value="11.498" calcext:value-type="float">
            <text:p>11.498</text:p>
          </table:table-cell>
        </table:table-row>
        <table:table-row table:style-name="ro1">
          <table:table-cell office:value-type="string" calcext:value-type="string">
            <text:p>2016/3/3</text:p>
          </table:table-cell>
          <table:table-cell office:value-type="float" office:value="11.498" calcext:value-type="float">
            <text:p>11.498</text:p>
          </table:table-cell>
        </table:table-row>
        <table:table-row table:style-name="ro1">
          <table:table-cell office:value-type="string" calcext:value-type="string">
            <text:p>2016/3/4</text:p>
          </table:table-cell>
          <table:table-cell office:value-type="float" office:value="11.498" calcext:value-type="float">
            <text:p>11.498</text:p>
          </table:table-cell>
        </table:table-row>
        <table:table-row table:style-name="ro1">
          <table:table-cell office:value-type="string" calcext:value-type="string">
            <text:p>2016/3/7</text:p>
          </table:table-cell>
          <table:table-cell office:value-type="float" office:value="11.49775" calcext:value-type="float">
            <text:p>11.49775</text:p>
          </table:table-cell>
        </table:table-row>
        <table:table-row table:style-name="ro1">
          <table:table-cell office:value-type="string" calcext:value-type="string">
            <text:p>2016/3/8</text:p>
          </table:table-cell>
          <table:table-cell office:value-type="float" office:value="11.4965" calcext:value-type="float">
            <text:p>11.4965</text:p>
          </table:table-cell>
        </table:table-row>
        <table:table-row table:style-name="ro1">
          <table:table-cell office:value-type="string" calcext:value-type="string">
            <text:p>2016/3/9</text:p>
          </table:table-cell>
          <table:table-cell office:value-type="float" office:value="11.4965" calcext:value-type="float">
            <text:p>11.4965</text:p>
          </table:table-cell>
        </table:table-row>
        <table:table-row table:style-name="ro1">
          <table:table-cell office:value-type="string" calcext:value-type="string">
            <text:p>2016/3/10</text:p>
          </table:table-cell>
          <table:table-cell office:value-type="float" office:value="11.4965" calcext:value-type="float">
            <text:p>11.4965</text:p>
          </table:table-cell>
        </table:table-row>
        <table:table-row table:style-name="ro1">
          <table:table-cell office:value-type="string" calcext:value-type="string">
            <text:p>2016/3/11</text:p>
          </table:table-cell>
          <table:table-cell office:value-type="float" office:value="11.4965" calcext:value-type="float">
            <text:p>11.4965</text:p>
          </table:table-cell>
        </table:table-row>
        <table:table-row table:style-name="ro1">
          <table:table-cell office:value-type="string" calcext:value-type="string">
            <text:p>2016/3/14</text:p>
          </table:table-cell>
          <table:table-cell office:value-type="float" office:value="11.4965" calcext:value-type="float">
            <text:p>11.4965</text:p>
          </table:table-cell>
        </table:table-row>
        <table:table-row table:style-name="ro1">
          <table:table-cell office:value-type="string" calcext:value-type="string">
            <text:p>2016/3/15</text:p>
          </table:table-cell>
          <table:table-cell office:value-type="float" office:value="11.49625" calcext:value-type="float">
            <text:p>11.49625</text:p>
          </table:table-cell>
        </table:table-row>
        <table:table-row table:style-name="ro1">
          <table:table-cell office:value-type="string" calcext:value-type="string">
            <text:p>2016/3/16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string" calcext:value-type="string">
            <text:p>2016/3/17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string" calcext:value-type="string">
            <text:p>2016/3/18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string" calcext:value-type="string">
            <text:p>2016/3/21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string" calcext:value-type="string">
            <text:p>2016/3/22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string" calcext:value-type="string">
            <text:p>2016/3/23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string" calcext:value-type="string">
            <text:p>2016/3/24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string" calcext:value-type="string">
            <text:p>2016/3/25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string" calcext:value-type="string">
            <text:p>2016/3/28</text:p>
          </table:table-cell>
          <table:table-cell office:value-type="float" office:value="11.47975" calcext:value-type="float">
            <text:p>11.47975</text:p>
          </table:table-cell>
        </table:table-row>
        <table:table-row table:style-name="ro1">
          <table:table-cell office:value-type="string" calcext:value-type="string">
            <text:p>2016/3/29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3/30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3/31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4/1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4/6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4/7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4/8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4/11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4/12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4/13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4/14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4/15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4/18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4/19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4/20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4/21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4/22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4/25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4/26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4/27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4/28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4/29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5/3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5/4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5/5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5/6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5/9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5/10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5/11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5/12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5/13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5/16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5/17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5/18</text:p>
          </table:table-cell>
          <table:table-cell office:value-type="float" office:value="11.45925" calcext:value-type="float">
            <text:p>11.45925</text:p>
          </table:table-cell>
        </table:table-row>
        <table:table-row table:style-name="ro1">
          <table:table-cell office:value-type="string" calcext:value-type="string">
            <text:p>2016/5/19</text:p>
          </table:table-cell>
          <table:table-cell office:value-type="float" office:value="11.459" calcext:value-type="float">
            <text:p>11.459</text:p>
          </table:table-cell>
        </table:table-row>
        <table:table-row table:style-name="ro1">
          <table:table-cell office:value-type="string" calcext:value-type="string">
            <text:p>2016/5/20</text:p>
          </table:table-cell>
          <table:table-cell office:value-type="float" office:value="11.407" calcext:value-type="float">
            <text:p>11.407</text:p>
          </table:table-cell>
        </table:table-row>
        <table:table-row table:style-name="ro1">
          <table:table-cell office:value-type="string" calcext:value-type="string">
            <text:p>2016/5/23</text:p>
          </table:table-cell>
          <table:table-cell office:value-type="float" office:value="27.84725" calcext:value-type="float">
            <text:p>27.84725</text:p>
          </table:table-cell>
        </table:table-row>
        <table:table-row table:style-name="ro1">
          <table:table-cell office:value-type="string" calcext:value-type="string">
            <text:p>2016/5/24</text:p>
          </table:table-cell>
          <table:table-cell office:value-type="float" office:value="35.64725" calcext:value-type="float">
            <text:p>35.64725</text:p>
          </table:table-cell>
        </table:table-row>
        <table:table-row table:style-name="ro1">
          <table:table-cell office:value-type="string" calcext:value-type="string">
            <text:p>2016/5/25</text:p>
          </table:table-cell>
          <table:table-cell office:value-type="float" office:value="36.44725" calcext:value-type="float">
            <text:p>36.44725</text:p>
          </table:table-cell>
        </table:table-row>
        <table:table-row table:style-name="ro1">
          <table:table-cell office:value-type="string" calcext:value-type="string">
            <text:p>2016/5/26</text:p>
          </table:table-cell>
          <table:table-cell office:value-type="float" office:value="37.14725" calcext:value-type="float">
            <text:p>37.14725</text:p>
          </table:table-cell>
        </table:table-row>
        <table:table-row table:style-name="ro1">
          <table:table-cell office:value-type="string" calcext:value-type="string">
            <text:p>2016/5/27</text:p>
          </table:table-cell>
          <table:table-cell office:value-type="float" office:value="38.94725" calcext:value-type="float">
            <text:p>38.94725</text:p>
          </table:table-cell>
        </table:table-row>
        <table:table-row table:style-name="ro1">
          <table:table-cell office:value-type="string" calcext:value-type="string">
            <text:p>2016/5/30</text:p>
          </table:table-cell>
          <table:table-cell office:value-type="float" office:value="43.04725" calcext:value-type="float">
            <text:p>43.04725</text:p>
          </table:table-cell>
        </table:table-row>
        <table:table-row table:style-name="ro1">
          <table:table-cell office:value-type="string" calcext:value-type="string">
            <text:p>2016/5/31</text:p>
          </table:table-cell>
          <table:table-cell office:value-type="float" office:value="43.94725" calcext:value-type="float">
            <text:p>43.94725</text:p>
          </table:table-cell>
        </table:table-row>
        <table:table-row table:style-name="ro1">
          <table:table-cell office:value-type="string" calcext:value-type="string">
            <text:p>2016/6/1</text:p>
          </table:table-cell>
          <table:table-cell office:value-type="float" office:value="45.69725" calcext:value-type="float">
            <text:p>45.69725</text:p>
          </table:table-cell>
        </table:table-row>
        <table:table-row table:style-name="ro1">
          <table:table-cell office:value-type="string" calcext:value-type="string">
            <text:p>2016/6/2</text:p>
          </table:table-cell>
          <table:table-cell office:value-type="float" office:value="47.99725" calcext:value-type="float">
            <text:p>47.99725</text:p>
          </table:table-cell>
        </table:table-row>
        <table:table-row table:style-name="ro1">
          <table:table-cell office:value-type="string" calcext:value-type="string">
            <text:p>2016/6/3</text:p>
          </table:table-cell>
          <table:table-cell office:value-type="float" office:value="47.44725" calcext:value-type="float">
            <text:p>47.44725</text:p>
          </table:table-cell>
        </table:table-row>
        <table:table-row table:style-name="ro1">
          <table:table-cell office:value-type="string" calcext:value-type="string">
            <text:p>2016/6/4</text:p>
          </table:table-cell>
          <table:table-cell office:value-type="float" office:value="47.64725" calcext:value-type="float">
            <text:p>47.64725</text:p>
          </table:table-cell>
        </table:table-row>
        <table:table-row table:style-name="ro1">
          <table:table-cell office:value-type="string" calcext:value-type="string">
            <text:p>2016/6/6</text:p>
          </table:table-cell>
          <table:table-cell office:value-type="float" office:value="47.24725" calcext:value-type="float">
            <text:p>47.24725</text:p>
          </table:table-cell>
        </table:table-row>
        <table:table-row table:style-name="ro1">
          <table:table-cell office:value-type="string" calcext:value-type="string">
            <text:p>2016/6/7</text:p>
          </table:table-cell>
          <table:table-cell office:value-type="float" office:value="49.04725" calcext:value-type="float">
            <text:p>49.04725</text:p>
          </table:table-cell>
        </table:table-row>
        <table:table-row table:style-name="ro1">
          <table:table-cell office:value-type="string" calcext:value-type="string">
            <text:p>2016/6/8</text:p>
          </table:table-cell>
          <table:table-cell office:value-type="float" office:value="51.84725" calcext:value-type="float">
            <text:p>51.84725</text:p>
          </table:table-cell>
        </table:table-row>
        <table:table-row table:style-name="ro1">
          <table:table-cell office:value-type="string" calcext:value-type="string">
            <text:p>2016/6/13</text:p>
          </table:table-cell>
          <table:table-cell office:value-type="float" office:value="49.34725" calcext:value-type="float">
            <text:p>49.34725</text:p>
          </table:table-cell>
        </table:table-row>
        <table:table-row table:style-name="ro1">
          <table:table-cell office:value-type="string" calcext:value-type="string">
            <text:p>2016/6/14</text:p>
          </table:table-cell>
          <table:table-cell office:value-type="float" office:value="47.24725" calcext:value-type="float">
            <text:p>47.24725</text:p>
          </table:table-cell>
        </table:table-row>
        <table:table-row table:style-name="ro1">
          <table:table-cell office:value-type="string" calcext:value-type="string">
            <text:p>2016/6/15</text:p>
          </table:table-cell>
          <table:table-cell office:value-type="float" office:value="50.04725" calcext:value-type="float">
            <text:p>50.04725</text:p>
          </table:table-cell>
        </table:table-row>
        <table:table-row table:style-name="ro1">
          <table:table-cell office:value-type="string" calcext:value-type="string">
            <text:p>2016/6/16</text:p>
          </table:table-cell>
          <table:table-cell office:value-type="float" office:value="47.89725" calcext:value-type="float">
            <text:p>47.89725</text:p>
          </table:table-cell>
        </table:table-row>
        <table:table-row table:style-name="ro1">
          <table:table-cell office:value-type="string" calcext:value-type="string">
            <text:p>2016/6/17</text:p>
          </table:table-cell>
          <table:table-cell office:value-type="float" office:value="46.59725" calcext:value-type="float">
            <text:p>46.59725</text:p>
          </table:table-cell>
        </table:table-row>
        <table:table-row table:style-name="ro1">
          <table:table-cell office:value-type="string" calcext:value-type="string">
            <text:p>2016/6/20</text:p>
          </table:table-cell>
          <table:table-cell office:value-type="float" office:value="52.54725" calcext:value-type="float">
            <text:p>52.54725</text:p>
          </table:table-cell>
        </table:table-row>
        <table:table-row table:style-name="ro1">
          <table:table-cell office:value-type="string" calcext:value-type="string">
            <text:p>2016/6/21</text:p>
          </table:table-cell>
          <table:table-cell office:value-type="float" office:value="52.54725" calcext:value-type="float">
            <text:p>52.54725</text:p>
          </table:table-cell>
        </table:table-row>
        <table:table-row table:style-name="ro1">
          <table:table-cell office:value-type="string" calcext:value-type="string">
            <text:p>2016/6/22</text:p>
          </table:table-cell>
          <table:table-cell office:value-type="float" office:value="52.54725" calcext:value-type="float">
            <text:p>52.54725</text:p>
          </table:table-cell>
        </table:table-row>
        <table:table-row table:style-name="ro1">
          <table:table-cell office:value-type="string" calcext:value-type="string">
            <text:p>2016/6/23</text:p>
          </table:table-cell>
          <table:table-cell office:value-type="float" office:value="52.54725" calcext:value-type="float">
            <text:p>52.54725</text:p>
          </table:table-cell>
        </table:table-row>
        <table:table-row table:style-name="ro1">
          <table:table-cell office:value-type="string" calcext:value-type="string">
            <text:p>2016/6/24</text:p>
          </table:table-cell>
          <table:table-cell office:value-type="float" office:value="52.54725" calcext:value-type="float">
            <text:p>52.54725</text:p>
          </table:table-cell>
        </table:table-row>
        <table:table-row table:style-name="ro1">
          <table:table-cell office:value-type="string" calcext:value-type="string">
            <text:p>2016/6/27</text:p>
          </table:table-cell>
          <table:table-cell office:value-type="float" office:value="52.54725" calcext:value-type="float">
            <text:p>52.54725</text:p>
          </table:table-cell>
        </table:table-row>
        <table:table-row table:style-name="ro1">
          <table:table-cell office:value-type="string" calcext:value-type="string">
            <text:p>2016/6/28</text:p>
          </table:table-cell>
          <table:table-cell office:value-type="float" office:value="52.54725" calcext:value-type="float">
            <text:p>52.54725</text:p>
          </table:table-cell>
        </table:table-row>
        <table:table-row table:style-name="ro1">
          <table:table-cell office:value-type="string" calcext:value-type="string">
            <text:p>2016/6/29</text:p>
          </table:table-cell>
          <table:table-cell office:value-type="float" office:value="52.54725" calcext:value-type="float">
            <text:p>52.54725</text:p>
          </table:table-cell>
        </table:table-row>
        <table:table-row table:style-name="ro1">
          <table:table-cell office:value-type="string" calcext:value-type="string">
            <text:p>2016/6/30</text:p>
          </table:table-cell>
          <table:table-cell office:value-type="float" office:value="52.54725" calcext:value-type="float">
            <text:p>52.54725</text:p>
          </table:table-cell>
        </table:table-row>
        <table:table-row table:style-name="ro1">
          <table:table-cell office:value-type="string" calcext:value-type="string">
            <text:p>2016/7/1</text:p>
          </table:table-cell>
          <table:table-cell office:value-type="float" office:value="52.54725" calcext:value-type="float">
            <text:p>52.54725</text:p>
          </table:table-cell>
        </table:table-row>
        <table:table-row table:style-name="ro1">
          <table:table-cell office:value-type="string" calcext:value-type="string">
            <text:p>2016/7/4</text:p>
          </table:table-cell>
          <table:table-cell office:value-type="float" office:value="52.547" calcext:value-type="float">
            <text:p>52.547</text:p>
          </table:table-cell>
        </table:table-row>
        <table:table-row table:style-name="ro1">
          <table:table-cell office:value-type="string" calcext:value-type="string">
            <text:p>2016/7/5</text:p>
          </table:table-cell>
          <table:table-cell office:value-type="float" office:value="52.54175" calcext:value-type="float">
            <text:p>52.54175</text:p>
          </table:table-cell>
        </table:table-row>
        <table:table-row table:style-name="ro1">
          <table:table-cell office:value-type="string" calcext:value-type="string">
            <text:p>2016/7/6</text:p>
          </table:table-cell>
          <table:table-cell office:value-type="float" office:value="52.54175" calcext:value-type="float">
            <text:p>52.54175</text:p>
          </table:table-cell>
        </table:table-row>
        <table:table-row table:style-name="ro1">
          <table:table-cell office:value-type="string" calcext:value-type="string">
            <text:p>2016/7/7</text:p>
          </table:table-cell>
          <table:table-cell office:value-type="float" office:value="52.54175" calcext:value-type="float">
            <text:p>52.54175</text:p>
          </table:table-cell>
        </table:table-row>
        <table:table-row table:style-name="ro1">
          <table:table-cell office:value-type="string" calcext:value-type="string">
            <text:p>2016/7/11</text:p>
          </table:table-cell>
          <table:table-cell office:value-type="float" office:value="52.54175" calcext:value-type="float">
            <text:p>52.54175</text:p>
          </table:table-cell>
        </table:table-row>
        <table:table-row table:style-name="ro1">
          <table:table-cell office:value-type="string" calcext:value-type="string">
            <text:p>2016/7/12</text:p>
          </table:table-cell>
          <table:table-cell office:value-type="float" office:value="52.5415" calcext:value-type="float">
            <text:p>52.5415</text:p>
          </table:table-cell>
        </table:table-row>
        <table:table-row table:style-name="ro1">
          <table:table-cell office:value-type="string" calcext:value-type="string">
            <text:p>2016/7/13</text:p>
          </table:table-cell>
          <table:table-cell office:value-type="float" office:value="52.54525" calcext:value-type="float">
            <text:p>52.54525</text:p>
          </table:table-cell>
        </table:table-row>
        <table:table-row table:style-name="ro1">
          <table:table-cell office:value-type="string" calcext:value-type="string">
            <text:p>2016/7/14</text:p>
          </table:table-cell>
          <table:table-cell office:value-type="float" office:value="52.545" calcext:value-type="float">
            <text:p>52.545</text:p>
          </table:table-cell>
        </table:table-row>
        <table:table-row table:style-name="ro1">
          <table:table-cell office:value-type="string" calcext:value-type="string">
            <text:p>2016/7/15</text:p>
          </table:table-cell>
          <table:table-cell office:value-type="float" office:value="52.54475" calcext:value-type="float">
            <text:p>52.54475</text:p>
          </table:table-cell>
        </table:table-row>
        <table:table-row table:style-name="ro1">
          <table:table-cell office:value-type="string" calcext:value-type="string">
            <text:p>2016/7/18</text:p>
          </table:table-cell>
          <table:table-cell office:value-type="float" office:value="52.57475" calcext:value-type="float">
            <text:p>52.57475</text:p>
          </table:table-cell>
        </table:table-row>
        <table:table-row table:style-name="ro1">
          <table:table-cell office:value-type="string" calcext:value-type="string">
            <text:p>2016/7/19</text:p>
          </table:table-cell>
          <table:table-cell office:value-type="float" office:value="52.59775" calcext:value-type="float">
            <text:p>52.59775</text:p>
          </table:table-cell>
        </table:table-row>
        <table:table-row table:style-name="ro1">
          <table:table-cell office:value-type="string" calcext:value-type="string">
            <text:p>2016/7/20</text:p>
          </table:table-cell>
          <table:table-cell office:value-type="float" office:value="52.59725" calcext:value-type="float">
            <text:p>52.59725</text:p>
          </table:table-cell>
        </table:table-row>
        <table:table-row table:style-name="ro1">
          <table:table-cell office:value-type="string" calcext:value-type="string">
            <text:p>2016/7/21</text:p>
          </table:table-cell>
          <table:table-cell office:value-type="float" office:value="52.61475" calcext:value-type="float">
            <text:p>52.61475</text:p>
          </table:table-cell>
        </table:table-row>
        <table:table-row table:style-name="ro1">
          <table:table-cell office:value-type="string" calcext:value-type="string">
            <text:p>2016/7/22</text:p>
          </table:table-cell>
          <table:table-cell office:value-type="float" office:value="52.617" calcext:value-type="float">
            <text:p>52.617</text:p>
          </table:table-cell>
        </table:table-row>
        <table:table-row table:style-name="ro1">
          <table:table-cell office:value-type="string" calcext:value-type="string">
            <text:p>2016/7/25</text:p>
          </table:table-cell>
          <table:table-cell office:value-type="float" office:value="52.617" calcext:value-type="float">
            <text:p>52.617</text:p>
          </table:table-cell>
        </table:table-row>
        <table:table-row table:style-name="ro1">
          <table:table-cell office:value-type="string" calcext:value-type="string">
            <text:p>2016/7/26</text:p>
          </table:table-cell>
          <table:table-cell office:value-type="float" office:value="52.617" calcext:value-type="float">
            <text:p>52.61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float" office:value="52.617" calcext:value-type="float">
            <text:p>52.617</text:p>
          </table:table-cell>
        </table:table-row>
        <table:table-row table:style-name="ro1">
          <table:table-cell office:value-type="string" calcext:value-type="string">
            <text:p>2016/7/28</text:p>
          </table:table-cell>
          <table:table-cell office:value-type="float" office:value="52.617" calcext:value-type="float">
            <text:p>52.617</text:p>
          </table:table-cell>
        </table:table-row>
        <table:table-row table:style-name="ro1">
          <table:table-cell office:value-type="string" calcext:value-type="string">
            <text:p>2016/7/29</text:p>
          </table:table-cell>
          <table:table-cell office:value-type="float" office:value="52.617" calcext:value-type="float">
            <text:p>52.617</text:p>
          </table:table-cell>
        </table:table-row>
        <table:table-row table:style-name="ro1">
          <table:table-cell office:value-type="string" calcext:value-type="string">
            <text:p>2016/8/1</text:p>
          </table:table-cell>
          <table:table-cell office:value-type="float" office:value="52.617" calcext:value-type="float">
            <text:p>52.617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float" office:value="52.617" calcext:value-type="float">
            <text:p>52.617</text:p>
          </table:table-cell>
        </table:table-row>
        <table:table-row table:style-name="ro1">
          <table:table-cell office:value-type="string" calcext:value-type="string">
            <text:p>2016/8/3</text:p>
          </table:table-cell>
          <table:table-cell office:value-type="float" office:value="52.617" calcext:value-type="float">
            <text:p>52.617</text:p>
          </table:table-cell>
        </table:table-row>
        <table:table-row table:style-name="ro1">
          <table:table-cell office:value-type="string" calcext:value-type="string">
            <text:p>2016/8/4</text:p>
          </table:table-cell>
          <table:table-cell office:value-type="float" office:value="52.61675" calcext:value-type="float">
            <text:p>52.61675</text:p>
          </table:table-cell>
        </table:table-row>
        <table:table-row table:style-name="ro1">
          <table:table-cell office:value-type="string" calcext:value-type="string">
            <text:p>2016/8/5</text:p>
          </table:table-cell>
          <table:table-cell office:value-type="float" office:value="52.62775" calcext:value-type="float">
            <text:p>52.62775</text:p>
          </table:table-cell>
        </table:table-row>
        <table:table-row table:style-name="ro1">
          <table:table-cell office:value-type="string" calcext:value-type="string">
            <text:p>2016/8/8</text:p>
          </table:table-cell>
          <table:table-cell office:value-type="float" office:value="52.64475" calcext:value-type="float">
            <text:p>52.64475</text:p>
          </table:table-cell>
        </table:table-row>
        <table:table-row table:style-name="ro1">
          <table:table-cell office:value-type="string" calcext:value-type="string">
            <text:p>2016/8/9</text:p>
          </table:table-cell>
          <table:table-cell office:value-type="float" office:value="52.63425" calcext:value-type="float">
            <text:p>52.63425</text:p>
          </table:table-cell>
        </table:table-row>
        <table:table-row table:style-name="ro1">
          <table:table-cell office:value-type="string" calcext:value-type="string">
            <text:p>2016/8/10</text:p>
          </table:table-cell>
          <table:table-cell office:value-type="float" office:value="52.63475" calcext:value-type="float">
            <text:p>52.63475</text:p>
          </table:table-cell>
        </table:table-row>
        <table:table-row table:style-name="ro1">
          <table:table-cell office:value-type="string" calcext:value-type="string">
            <text:p>2016/8/11</text:p>
          </table:table-cell>
          <table:table-cell office:value-type="float" office:value="52.62325" calcext:value-type="float">
            <text:p>52.62325</text:p>
          </table:table-cell>
        </table:table-row>
        <table:table-row table:style-name="ro1">
          <table:table-cell office:value-type="string" calcext:value-type="string">
            <text:p>2016/8/12</text:p>
          </table:table-cell>
          <table:table-cell office:value-type="float" office:value="52.62275" calcext:value-type="float">
            <text:p>52.62275</text:p>
          </table:table-cell>
        </table:table-row>
        <table:table-row table:style-name="ro1">
          <table:table-cell office:value-type="string" calcext:value-type="string">
            <text:p>2016/8/15</text:p>
          </table:table-cell>
          <table:table-cell office:value-type="float" office:value="52.62525" calcext:value-type="float">
            <text:p>52.62525</text:p>
          </table:table-cell>
        </table:table-row>
        <table:table-row table:style-name="ro1">
          <table:table-cell office:value-type="string" calcext:value-type="string">
            <text:p>2016/8/16</text:p>
          </table:table-cell>
          <table:table-cell office:value-type="float" office:value="52.614" calcext:value-type="float">
            <text:p>52.614</text:p>
          </table:table-cell>
        </table:table-row>
        <table:table-row table:style-name="ro1">
          <table:table-cell office:value-type="string" calcext:value-type="string">
            <text:p>2016/8/17</text:p>
          </table:table-cell>
          <table:table-cell office:value-type="float" office:value="52.61375" calcext:value-type="float">
            <text:p>52.61375</text:p>
          </table:table-cell>
        </table:table-row>
        <table:table-row table:style-name="ro1">
          <table:table-cell office:value-type="string" calcext:value-type="string">
            <text:p>2016/8/18</text:p>
          </table:table-cell>
          <table:table-cell office:value-type="float" office:value="52.61175" calcext:value-type="float">
            <text:p>52.61175</text:p>
          </table:table-cell>
        </table:table-row>
        <table:table-row table:style-name="ro1">
          <table:table-cell office:value-type="string" calcext:value-type="string">
            <text:p>2016/8/19</text:p>
          </table:table-cell>
          <table:table-cell office:value-type="float" office:value="52.596" calcext:value-type="float">
            <text:p>52.596</text:p>
          </table:table-cell>
        </table:table-row>
        <table:table-row table:style-name="ro1">
          <table:table-cell office:value-type="string" calcext:value-type="string">
            <text:p>2016/8/22</text:p>
          </table:table-cell>
          <table:table-cell office:value-type="float" office:value="52.596" calcext:value-type="float">
            <text:p>52.596</text:p>
          </table:table-cell>
        </table:table-row>
        <table:table-row table:style-name="ro1">
          <table:table-cell office:value-type="string" calcext:value-type="string">
            <text:p>2016/8/23</text:p>
          </table:table-cell>
          <table:table-cell office:value-type="float" office:value="52.596" calcext:value-type="float">
            <text:p>52.596</text:p>
          </table:table-cell>
        </table:table-row>
        <table:table-row table:style-name="ro1">
          <table:table-cell office:value-type="string" calcext:value-type="string">
            <text:p>2016/8/24</text:p>
          </table:table-cell>
          <table:table-cell office:value-type="float" office:value="52.596" calcext:value-type="float">
            <text:p>52.596</text:p>
          </table:table-cell>
        </table:table-row>
        <table:table-row table:style-name="ro1">
          <table:table-cell office:value-type="string" calcext:value-type="string">
            <text:p>2016/8/25</text:p>
          </table:table-cell>
          <table:table-cell office:value-type="float" office:value="52.596" calcext:value-type="float">
            <text:p>52.596</text:p>
          </table:table-cell>
        </table:table-row>
        <table:table-row table:style-name="ro1">
          <table:table-cell office:value-type="string" calcext:value-type="string">
            <text:p>2016/8/26</text:p>
          </table:table-cell>
          <table:table-cell office:value-type="float" office:value="52.596" calcext:value-type="float">
            <text:p>52.596</text:p>
          </table:table-cell>
        </table:table-row>
        <table:table-row table:style-name="ro1">
          <table:table-cell office:value-type="string" calcext:value-type="string">
            <text:p>2016/8/29</text:p>
          </table:table-cell>
          <table:table-cell office:value-type="float" office:value="52.596" calcext:value-type="float">
            <text:p>52.596</text:p>
          </table:table-cell>
        </table:table-row>
        <table:table-row table:style-name="ro1">
          <table:table-cell office:value-type="string" calcext:value-type="string">
            <text:p>2016/8/30</text:p>
          </table:table-cell>
          <table:table-cell office:value-type="float" office:value="52.596" calcext:value-type="float">
            <text:p>52.596</text:p>
          </table:table-cell>
        </table:table-row>
        <table:table-row table:style-name="ro1">
          <table:table-cell office:value-type="string" calcext:value-type="string">
            <text:p>2016/8/31</text:p>
          </table:table-cell>
          <table:table-cell office:value-type="float" office:value="52.596" calcext:value-type="float">
            <text:p>52.596</text:p>
          </table:table-cell>
        </table:table-row>
        <table:table-row table:style-name="ro1">
          <table:table-cell office:value-type="string" calcext:value-type="string">
            <text:p>2016/9/1</text:p>
          </table:table-cell>
          <table:table-cell office:value-type="float" office:value="52.596" calcext:value-type="float">
            <text:p>52.596</text:p>
          </table:table-cell>
        </table:table-row>
        <table:table-row table:style-name="ro1">
          <table:table-cell office:value-type="string" calcext:value-type="string">
            <text:p>2016/9/2</text:p>
          </table:table-cell>
          <table:table-cell office:value-type="float" office:value="52.596" calcext:value-type="float">
            <text:p>52.596</text:p>
          </table:table-cell>
        </table:table-row>
        <table:table-row table:style-name="ro1">
          <table:table-cell office:value-type="string" calcext:value-type="string">
            <text:p>2016/9/5</text:p>
          </table:table-cell>
          <table:table-cell office:value-type="float" office:value="52.596" calcext:value-type="float">
            <text:p>52.596</text:p>
          </table:table-cell>
        </table:table-row>
        <table:table-row table:style-name="ro1">
          <table:table-cell office:value-type="string" calcext:value-type="string">
            <text:p>2016/9/6</text:p>
          </table:table-cell>
          <table:table-cell office:value-type="float" office:value="52.59575" calcext:value-type="float">
            <text:p>52.59575</text:p>
          </table:table-cell>
        </table:table-row>
        <table:table-row table:style-name="ro1">
          <table:table-cell office:value-type="string" calcext:value-type="string">
            <text:p>2016/9/7</text:p>
          </table:table-cell>
          <table:table-cell office:value-type="float" office:value="52.63875" calcext:value-type="float">
            <text:p>52.63875</text:p>
          </table:table-cell>
        </table:table-row>
        <table:table-row table:style-name="ro1">
          <table:table-cell office:value-type="string" calcext:value-type="string">
            <text:p>2016/9/8</text:p>
          </table:table-cell>
          <table:table-cell office:value-type="float" office:value="52.65225" calcext:value-type="float">
            <text:p>52.65225</text:p>
          </table:table-cell>
        </table:table-row>
        <table:table-row table:style-name="ro1">
          <table:table-cell office:value-type="string" calcext:value-type="string">
            <text:p>2016/9/9</text:p>
          </table:table-cell>
          <table:table-cell office:value-type="float" office:value="52.62975" calcext:value-type="float">
            <text:p>52.62975</text:p>
          </table:table-cell>
        </table:table-row>
        <table:table-row table:style-name="ro1">
          <table:table-cell office:value-type="string" calcext:value-type="string">
            <text:p>2016/9/10</text:p>
          </table:table-cell>
          <table:table-cell office:value-type="float" office:value="52.59575" calcext:value-type="float">
            <text:p>52.59575</text:p>
          </table:table-cell>
        </table:table-row>
        <table:table-row table:style-name="ro1">
          <table:table-cell office:value-type="string" calcext:value-type="string">
            <text:p>2016/9/12</text:p>
          </table:table-cell>
          <table:table-cell office:value-type="float" office:value="52.59675" calcext:value-type="float">
            <text:p>52.59675</text:p>
          </table:table-cell>
        </table:table-row>
        <table:table-row table:style-name="ro1">
          <table:table-cell office:value-type="string" calcext:value-type="string">
            <text:p>2016/9/13</text:p>
          </table:table-cell>
          <table:table-cell office:value-type="float" office:value="52.58925" calcext:value-type="float">
            <text:p>52.58925</text:p>
          </table:table-cell>
        </table:table-row>
        <table:table-row table:style-name="ro1">
          <table:table-cell office:value-type="string" calcext:value-type="string">
            <text:p>2016/9/14</text:p>
          </table:table-cell>
          <table:table-cell office:value-type="float" office:value="52.57325" calcext:value-type="float">
            <text:p>52.57325</text:p>
          </table:table-cell>
        </table:table-row>
        <table:table-row table:style-name="ro1">
          <table:table-cell office:value-type="string" calcext:value-type="string">
            <text:p>2016/9/19</text:p>
          </table:table-cell>
          <table:table-cell office:value-type="float" office:value="52.63225" calcext:value-type="float">
            <text:p>52.63225</text:p>
          </table:table-cell>
        </table:table-row>
        <table:table-row table:style-name="ro1">
          <table:table-cell office:value-type="string" calcext:value-type="string">
            <text:p>2016/9/20</text:p>
          </table:table-cell>
          <table:table-cell office:value-type="float" office:value="52.681" calcext:value-type="float">
            <text:p>52.681</text:p>
          </table:table-cell>
        </table:table-row>
        <table:table-row table:style-name="ro1">
          <table:table-cell office:value-type="string" calcext:value-type="string">
            <text:p>2016/9/21</text:p>
          </table:table-cell>
          <table:table-cell office:value-type="float" office:value="52.681" calcext:value-type="float">
            <text:p>52.681</text:p>
          </table:table-cell>
        </table:table-row>
        <table:table-row table:style-name="ro1">
          <table:table-cell office:value-type="string" calcext:value-type="string">
            <text:p>2016/9/22</text:p>
          </table:table-cell>
          <table:table-cell office:value-type="float" office:value="52.681" calcext:value-type="float">
            <text:p>52.681</text:p>
          </table:table-cell>
        </table:table-row>
        <table:table-row table:style-name="ro1">
          <table:table-cell office:value-type="string" calcext:value-type="string">
            <text:p>2016/9/23</text:p>
          </table:table-cell>
          <table:table-cell office:value-type="float" office:value="52.681" calcext:value-type="float">
            <text:p>52.681</text:p>
          </table:table-cell>
        </table:table-row>
        <table:table-row table:style-name="ro1">
          <table:table-cell office:value-type="string" calcext:value-type="string">
            <text:p>2016/9/26</text:p>
          </table:table-cell>
          <table:table-cell office:value-type="float" office:value="52.681" calcext:value-type="float">
            <text:p>52.681</text:p>
          </table:table-cell>
        </table:table-row>
        <table:table-row table:style-name="ro1">
          <table:table-cell office:value-type="string" calcext:value-type="string">
            <text:p>2016/9/29</text:p>
          </table:table-cell>
          <table:table-cell office:value-type="float" office:value="52.681" calcext:value-type="float">
            <text:p>52.681</text:p>
          </table:table-cell>
        </table:table-row>
        <table:table-row table:style-name="ro1">
          <table:table-cell office:value-type="string" calcext:value-type="string">
            <text:p>2016/9/30</text:p>
          </table:table-cell>
          <table:table-cell office:value-type="float" office:value="52.681" calcext:value-type="float">
            <text:p>52.681</text:p>
          </table:table-cell>
        </table:table-row>
        <table:table-row table:style-name="ro1">
          <table:table-cell office:value-type="string" calcext:value-type="string">
            <text:p>2016/10/3</text:p>
          </table:table-cell>
          <table:table-cell office:value-type="float" office:value="52.681" calcext:value-type="float">
            <text:p>52.681</text:p>
          </table:table-cell>
        </table:table-row>
        <table:table-row table:style-name="ro1">
          <table:table-cell office:value-type="string" calcext:value-type="string">
            <text:p>2016/10/4</text:p>
          </table:table-cell>
          <table:table-cell office:value-type="float" office:value="52.631" calcext:value-type="float">
            <text:p>52.631</text:p>
          </table:table-cell>
        </table:table-row>
        <table:table-row table:style-name="ro1">
          <table:table-cell office:value-type="string" calcext:value-type="string">
            <text:p>2016/10/5</text:p>
          </table:table-cell>
          <table:table-cell office:value-type="float" office:value="53.88075" calcext:value-type="float">
            <text:p>53.88075</text:p>
          </table:table-cell>
        </table:table-row>
        <table:table-row table:style-name="ro1">
          <table:table-cell office:value-type="string" calcext:value-type="string">
            <text:p>2016/10/6</text:p>
          </table:table-cell>
          <table:table-cell office:value-type="float" office:value="53.8395" calcext:value-type="float">
            <text:p>53.8395</text:p>
          </table:table-cell>
        </table:table-row>
        <table:table-row table:style-name="ro1">
          <table:table-cell office:value-type="string" calcext:value-type="string">
            <text:p>2016/10/7</text:p>
          </table:table-cell>
          <table:table-cell office:value-type="float" office:value="52.98925" calcext:value-type="float">
            <text:p>52.98925</text:p>
          </table:table-cell>
        </table:table-row>
        <table:table-row table:style-name="ro1">
          <table:table-cell office:value-type="string" calcext:value-type="string">
            <text:p>2016/10/11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0/12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0/13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0/14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0/17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0/18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0/19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0/20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0/21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0/24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0/25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0/26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0/27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0/28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0/31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1/1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1/2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1/3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1/4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1/7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1/8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1/9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1/10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1/11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1/14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1/15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1/16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1/17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1/18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1/21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1/22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1/23</text:p>
          </table:table-cell>
          <table:table-cell office:value-type="float" office:value="52.973" calcext:value-type="float">
            <text:p>52.973</text:p>
          </table:table-cell>
        </table:table-row>
        <table:table-row table:style-name="ro1">
          <table:table-cell office:value-type="string" calcext:value-type="string">
            <text:p>2016/11/24</text:p>
          </table:table-cell>
          <table:table-cell office:value-type="float" office:value="52.923" calcext:value-type="float">
            <text:p>52.923</text:p>
          </table:table-cell>
        </table:table-row>
        <table:table-row table:style-name="ro1">
          <table:table-cell office:value-type="string" calcext:value-type="string">
            <text:p>2016/11/25</text:p>
          </table:table-cell>
          <table:table-cell office:value-type="float" office:value="52.323" calcext:value-type="float">
            <text:p>52.323</text:p>
          </table:table-cell>
        </table:table-row>
        <table:table-row table:style-name="ro1">
          <table:table-cell office:value-type="string" calcext:value-type="string">
            <text:p>2016/11/28</text:p>
          </table:table-cell>
          <table:table-cell office:value-type="float" office:value="55.823" calcext:value-type="float">
            <text:p>55.823</text:p>
          </table:table-cell>
        </table:table-row>
        <table:table-row table:style-name="ro1">
          <table:table-cell office:value-type="string" calcext:value-type="string">
            <text:p>2016/11/29</text:p>
          </table:table-cell>
          <table:table-cell office:value-type="float" office:value="56.773" calcext:value-type="float">
            <text:p>56.773</text:p>
          </table:table-cell>
        </table:table-row>
        <table:table-row table:style-name="ro1">
          <table:table-cell office:value-type="string" calcext:value-type="string">
            <text:p>2016/11/30</text:p>
          </table:table-cell>
          <table:table-cell office:value-type="float" office:value="56.373" calcext:value-type="float">
            <text:p>56.373</text:p>
          </table:table-cell>
        </table:table-row>
        <table:table-row table:style-name="ro1">
          <table:table-cell office:value-type="string" calcext:value-type="string">
            <text:p>2016/12/1</text:p>
          </table:table-cell>
          <table:table-cell office:value-type="float" office:value="57.973" calcext:value-type="float">
            <text:p>57.973</text:p>
          </table:table-cell>
        </table:table-row>
        <table:table-row table:style-name="ro1">
          <table:table-cell office:value-type="string" calcext:value-type="string">
            <text:p>2016/12/2</text:p>
          </table:table-cell>
          <table:table-cell office:value-type="float" office:value="55.773" calcext:value-type="float">
            <text:p>55.773</text:p>
          </table:table-cell>
        </table:table-row>
        <table:table-row table:style-name="ro1">
          <table:table-cell office:value-type="string" calcext:value-type="string">
            <text:p>2016/12/5</text:p>
          </table:table-cell>
          <table:table-cell office:value-type="float" office:value="53.573" calcext:value-type="float">
            <text:p>53.573</text:p>
          </table:table-cell>
        </table:table-row>
        <table:table-row table:style-name="ro1">
          <table:table-cell office:value-type="string" calcext:value-type="string">
            <text:p>2016/12/6</text:p>
          </table:table-cell>
          <table:table-cell office:value-type="float" office:value="56.573" calcext:value-type="float">
            <text:p>56.573</text:p>
          </table:table-cell>
        </table:table-row>
        <table:table-row table:style-name="ro1">
          <table:table-cell office:value-type="string" calcext:value-type="string">
            <text:p>2016/12/7</text:p>
          </table:table-cell>
          <table:table-cell office:value-type="float" office:value="57.773" calcext:value-type="float">
            <text:p>57.773</text:p>
          </table:table-cell>
        </table:table-row>
        <table:table-row table:style-name="ro1">
          <table:table-cell office:value-type="string" calcext:value-type="string">
            <text:p>2016/12/8</text:p>
          </table:table-cell>
          <table:table-cell office:value-type="float" office:value="61.273" calcext:value-type="float">
            <text:p>61.273</text:p>
          </table:table-cell>
        </table:table-row>
        <table:table-row table:style-name="ro1">
          <table:table-cell office:value-type="string" calcext:value-type="string">
            <text:p>2016/12/9</text:p>
          </table:table-cell>
          <table:table-cell office:value-type="float" office:value="62.173" calcext:value-type="float">
            <text:p>62.173</text:p>
          </table:table-cell>
        </table:table-row>
        <table:table-row table:style-name="ro1">
          <table:table-cell office:value-type="string" calcext:value-type="string">
            <text:p>2016/12/12</text:p>
          </table:table-cell>
          <table:table-cell office:value-type="float" office:value="61.973" calcext:value-type="float">
            <text:p>61.973</text:p>
          </table:table-cell>
        </table:table-row>
        <table:table-row table:style-name="ro1">
          <table:table-cell office:value-type="string" calcext:value-type="string">
            <text:p>2016/12/13</text:p>
          </table:table-cell>
          <table:table-cell office:value-type="float" office:value="60.673" calcext:value-type="float">
            <text:p>60.673</text:p>
          </table:table-cell>
        </table:table-row>
        <table:table-row table:style-name="ro1">
          <table:table-cell office:value-type="string" calcext:value-type="string">
            <text:p>2016/12/14</text:p>
          </table:table-cell>
          <table:table-cell office:value-type="float" office:value="61.42275" calcext:value-type="float">
            <text:p>61.42275</text:p>
          </table:table-cell>
        </table:table-row>
        <table:table-row table:style-name="ro1">
          <table:table-cell office:value-type="string" calcext:value-type="string">
            <text:p>2016/12/15</text:p>
          </table:table-cell>
          <table:table-cell office:value-type="float" office:value="61.3615" calcext:value-type="float">
            <text:p>61.3615</text:p>
          </table:table-cell>
        </table:table-row>
        <table:table-row table:style-name="ro1">
          <table:table-cell office:value-type="string" calcext:value-type="string">
            <text:p>2016/12/16</text:p>
          </table:table-cell>
          <table:table-cell office:value-type="float" office:value="59.8615" calcext:value-type="float">
            <text:p>59.8615</text:p>
          </table:table-cell>
        </table:table-row>
        <table:table-row table:style-name="ro1">
          <table:table-cell office:value-type="string" calcext:value-type="string">
            <text:p>2016/12/19</text:p>
          </table:table-cell>
          <table:table-cell office:value-type="float" office:value="56.2115" calcext:value-type="float">
            <text:p>56.2115</text:p>
          </table:table-cell>
        </table:table-row>
        <table:table-row table:style-name="ro1">
          <table:table-cell office:value-type="string" calcext:value-type="string">
            <text:p>2016/12/20</text:p>
          </table:table-cell>
          <table:table-cell office:value-type="float" office:value="54.3115" calcext:value-type="float">
            <text:p>54.3115</text:p>
          </table:table-cell>
        </table:table-row>
        <table:table-row table:style-name="ro1">
          <table:table-cell office:value-type="string" calcext:value-type="string">
            <text:p>2016/12/21</text:p>
          </table:table-cell>
          <table:table-cell office:value-type="float" office:value="53.0115" calcext:value-type="float">
            <text:p>53.0115</text:p>
          </table:table-cell>
        </table:table-row>
        <table:table-row table:style-name="ro1">
          <table:table-cell office:value-type="string" calcext:value-type="string">
            <text:p>2016/12/22</text:p>
          </table:table-cell>
          <table:table-cell office:value-type="float" office:value="49.3615" calcext:value-type="float">
            <text:p>49.3615</text:p>
          </table:table-cell>
        </table:table-row>
        <table:table-row table:style-name="ro1">
          <table:table-cell office:value-type="string" calcext:value-type="string">
            <text:p>2016/12/23</text:p>
          </table:table-cell>
          <table:table-cell office:value-type="float" office:value="45.1615" calcext:value-type="float">
            <text:p>45.1615</text:p>
          </table:table-cell>
        </table:table-row>
        <table:table-row table:style-name="ro1">
          <table:table-cell office:value-type="string" calcext:value-type="string">
            <text:p>2016/12/26</text:p>
          </table:table-cell>
          <table:table-cell office:value-type="float" office:value="44.8615" calcext:value-type="float">
            <text:p>44.8615</text:p>
          </table:table-cell>
        </table:table-row>
        <table:table-row table:style-name="ro1">
          <table:table-cell office:value-type="string" calcext:value-type="string">
            <text:p>2016/12/27</text:p>
          </table:table-cell>
          <table:table-cell office:value-type="float" office:value="44.2615" calcext:value-type="float">
            <text:p>44.2615</text:p>
          </table:table-cell>
        </table:table-row>
        <table:table-row table:style-name="ro1">
          <table:table-cell office:value-type="string" calcext:value-type="string">
            <text:p>2016/12/28</text:p>
          </table:table-cell>
          <table:table-cell office:value-type="float" office:value="46.91125" calcext:value-type="float">
            <text:p>46.91125</text:p>
          </table:table-cell>
        </table:table-row>
        <table:table-row table:style-name="ro1">
          <table:table-cell office:value-type="string" calcext:value-type="string">
            <text:p>2016/12/29</text:p>
          </table:table-cell>
          <table:table-cell office:value-type="float" office:value="46.924" calcext:value-type="float">
            <text:p>46.924</text:p>
          </table:table-cell>
        </table:table-row>
        <table:table-row table:style-name="ro1">
          <table:table-cell office:value-type="string" calcext:value-type="string">
            <text:p>2016/12/30</text:p>
          </table:table-cell>
          <table:table-cell office:value-type="float" office:value="46.924" calcext:value-type="float">
            <text:p>46.9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4T17:52:59.058801606</dc:date>
    <meta:editing-duration>PT2M48S</meta:editing-duration>
    <meta:editing-cycles>1</meta:editing-cycles>
    <meta:document-statistic meta:table-count="1" meta:cell-count="49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4.201cm" style:legend-expansion="high" chart:style-name="ch2"/>
        <chart:plot-area chart:style-name="ch3" table:cell-range-address="option_roi_result.A1:option_roi_result.B245" chart:data-source-has-labels="both" svg:x="0.32cm" svg:y="0.18cm" svg:width="14.235cm" svg:height="8.64cm">
          <chartooo:coordinate-region svg:x="0.941cm" svg:y="0.18cm" svg:width="13.128cm" svg:height="6.713cm"/>
          <chart:axis chart:dimension="x" chart:name="primary-x" chart:style-name="ch4" chartooo:axis-type="auto">
            <chartooo:date-scale/>
            <chart:categories table:cell-range-address="option_roi_result.A2:option_roi_result.A2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B2:option_roi_result.B245" chart:label-cell-address="option_roi_result.B1:option_roi_result.B1" chart:class="chart:bar">
            <chart:data-point chart:repeated="2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/1/4</text:p>
                <draw:g>
                  <svg:desc>option_roi_result.A2:option_roi_result.A245</svg:desc>
                </draw:g>
              </table:table-cell>
              <table:table-cell office:value-type="float" office:value="1">
                <text:p>1</text:p>
                <draw:g>
                  <svg:desc>option_roi_result.B2:option_roi_result.B245</svg:desc>
                </draw:g>
              </table:table-cell>
            </table:table-row>
            <table:table-row>
              <table:table-cell office:value-type="string">
                <text:p>2016/1/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/1/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/1/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/1/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/1/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/1/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/1/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/1/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/1/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/1/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/1/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/1/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/1/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/1/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/1/25</text:p>
              </table:table-cell>
              <table:table-cell office:value-type="float" office:value="0.99725">
                <text:p>0.99725</text:p>
              </table:table-cell>
            </table:table-row>
            <table:table-row>
              <table:table-cell office:value-type="string">
                <text:p>2016/1/26</text:p>
              </table:table-cell>
              <table:table-cell office:value-type="float" office:value="0.88775">
                <text:p>0.88775</text:p>
              </table:table-cell>
            </table:table-row>
            <table:table-row>
              <table:table-cell office:value-type="string">
                <text:p>2016/1/27</text:p>
              </table:table-cell>
              <table:table-cell office:value-type="float" office:value="0.90425">
                <text:p>0.90425</text:p>
              </table:table-cell>
            </table:table-row>
            <table:table-row>
              <table:table-cell office:value-type="string">
                <text:p>2016/1/28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2016/1/29</text:p>
              </table:table-cell>
              <table:table-cell office:value-type="float" office:value="1.48975">
                <text:p>1.48975</text:p>
              </table:table-cell>
            </table:table-row>
            <table:table-row>
              <table:table-cell office:value-type="string">
                <text:p>2016/1/30</text:p>
              </table:table-cell>
              <table:table-cell office:value-type="float" office:value="3.367">
                <text:p>3.367</text:p>
              </table:table-cell>
            </table:table-row>
            <table:table-row>
              <table:table-cell office:value-type="string">
                <text:p>2016/2/1</text:p>
              </table:table-cell>
              <table:table-cell office:value-type="float" office:value="3.7445">
                <text:p>3.7445</text:p>
              </table:table-cell>
            </table:table-row>
            <table:table-row>
              <table:table-cell office:value-type="string">
                <text:p>2016/2/2</text:p>
              </table:table-cell>
              <table:table-cell office:value-type="float" office:value="3.717">
                <text:p>3.717</text:p>
              </table:table-cell>
            </table:table-row>
            <table:table-row>
              <table:table-cell office:value-type="string">
                <text:p>2016/2/3</text:p>
              </table:table-cell>
              <table:table-cell office:value-type="float" office:value="3.63125">
                <text:p>3.63125</text:p>
              </table:table-cell>
            </table:table-row>
            <table:table-row>
              <table:table-cell office:value-type="string">
                <text:p>2016/2/15</text:p>
              </table:table-cell>
              <table:table-cell office:value-type="float" office:value="3.48175">
                <text:p>3.48175</text:p>
              </table:table-cell>
            </table:table-row>
            <table:table-row>
              <table:table-cell office:value-type="string">
                <text:p>2016/2/16</text:p>
              </table:table-cell>
              <table:table-cell office:value-type="float" office:value="6.348">
                <text:p>6.348</text:p>
              </table:table-cell>
            </table:table-row>
            <table:table-row>
              <table:table-cell office:value-type="string">
                <text:p>2016/2/17</text:p>
              </table:table-cell>
              <table:table-cell office:value-type="float" office:value="9.466">
                <text:p>9.466</text:p>
              </table:table-cell>
            </table:table-row>
            <table:table-row>
              <table:table-cell office:value-type="string">
                <text:p>2016/2/18</text:p>
              </table:table-cell>
              <table:table-cell office:value-type="float" office:value="11.8415">
                <text:p>11.8415</text:p>
              </table:table-cell>
            </table:table-row>
            <table:table-row>
              <table:table-cell office:value-type="string">
                <text:p>2016/2/19</text:p>
              </table:table-cell>
              <table:table-cell office:value-type="float" office:value="12.3415">
                <text:p>12.3415</text:p>
              </table:table-cell>
            </table:table-row>
            <table:table-row>
              <table:table-cell office:value-type="string">
                <text:p>2016/2/22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2016/2/23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2016/2/24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2016/2/25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2016/2/26</text:p>
              </table:table-cell>
              <table:table-cell office:value-type="float" office:value="11.49125">
                <text:p>11.49125</text:p>
              </table:table-cell>
            </table:table-row>
            <table:table-row>
              <table:table-cell office:value-type="string">
                <text:p>2016/3/1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2016/3/2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2016/3/3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2016/3/4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2016/3/7</text:p>
              </table:table-cell>
              <table:table-cell office:value-type="float" office:value="11.49775">
                <text:p>11.49775</text:p>
              </table:table-cell>
            </table:table-row>
            <table:table-row>
              <table:table-cell office:value-type="string">
                <text:p>2016/3/8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2016/3/9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2016/3/10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2016/3/11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2016/3/14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2016/3/15</text:p>
              </table:table-cell>
              <table:table-cell office:value-type="float" office:value="11.49625">
                <text:p>11.49625</text:p>
              </table:table-cell>
            </table:table-row>
            <table:table-row>
              <table:table-cell office:value-type="string">
                <text:p>2016/3/16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2016/3/17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2016/3/18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2016/3/21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2016/3/22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2016/3/23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2016/3/24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2016/3/25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2016/3/28</text:p>
              </table:table-cell>
              <table:table-cell office:value-type="float" office:value="11.47975">
                <text:p>11.47975</text:p>
              </table:table-cell>
            </table:table-row>
            <table:table-row>
              <table:table-cell office:value-type="string">
                <text:p>2016/3/29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3/30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3/31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4/1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4/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4/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4/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4/11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4/12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4/13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4/14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4/1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4/1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4/19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4/20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4/21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4/22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4/2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4/2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4/2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4/2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4/29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5/3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5/4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5/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5/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5/9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5/10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5/11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5/12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5/13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5/1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5/1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5/1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2016/5/19</text:p>
              </table:table-cell>
              <table:table-cell office:value-type="float" office:value="11.459">
                <text:p>11.459</text:p>
              </table:table-cell>
            </table:table-row>
            <table:table-row>
              <table:table-cell office:value-type="string">
                <text:p>2016/5/20</text:p>
              </table:table-cell>
              <table:table-cell office:value-type="float" office:value="11.407">
                <text:p>11.407</text:p>
              </table:table-cell>
            </table:table-row>
            <table:table-row>
              <table:table-cell office:value-type="string">
                <text:p>2016/5/23</text:p>
              </table:table-cell>
              <table:table-cell office:value-type="float" office:value="27.84725">
                <text:p>27.84725</text:p>
              </table:table-cell>
            </table:table-row>
            <table:table-row>
              <table:table-cell office:value-type="string">
                <text:p>2016/5/24</text:p>
              </table:table-cell>
              <table:table-cell office:value-type="float" office:value="35.64725">
                <text:p>35.64725</text:p>
              </table:table-cell>
            </table:table-row>
            <table:table-row>
              <table:table-cell office:value-type="string">
                <text:p>2016/5/25</text:p>
              </table:table-cell>
              <table:table-cell office:value-type="float" office:value="36.44725">
                <text:p>36.44725</text:p>
              </table:table-cell>
            </table:table-row>
            <table:table-row>
              <table:table-cell office:value-type="string">
                <text:p>2016/5/26</text:p>
              </table:table-cell>
              <table:table-cell office:value-type="float" office:value="37.14725">
                <text:p>37.14725</text:p>
              </table:table-cell>
            </table:table-row>
            <table:table-row>
              <table:table-cell office:value-type="string">
                <text:p>2016/5/27</text:p>
              </table:table-cell>
              <table:table-cell office:value-type="float" office:value="38.94725">
                <text:p>38.94725</text:p>
              </table:table-cell>
            </table:table-row>
            <table:table-row>
              <table:table-cell office:value-type="string">
                <text:p>2016/5/30</text:p>
              </table:table-cell>
              <table:table-cell office:value-type="float" office:value="43.04725">
                <text:p>43.04725</text:p>
              </table:table-cell>
            </table:table-row>
            <table:table-row>
              <table:table-cell office:value-type="string">
                <text:p>2016/5/31</text:p>
              </table:table-cell>
              <table:table-cell office:value-type="float" office:value="43.94725">
                <text:p>43.94725</text:p>
              </table:table-cell>
            </table:table-row>
            <table:table-row>
              <table:table-cell office:value-type="string">
                <text:p>2016/6/1</text:p>
              </table:table-cell>
              <table:table-cell office:value-type="float" office:value="45.69725">
                <text:p>45.69725</text:p>
              </table:table-cell>
            </table:table-row>
            <table:table-row>
              <table:table-cell office:value-type="string">
                <text:p>2016/6/2</text:p>
              </table:table-cell>
              <table:table-cell office:value-type="float" office:value="47.99725">
                <text:p>47.99725</text:p>
              </table:table-cell>
            </table:table-row>
            <table:table-row>
              <table:table-cell office:value-type="string">
                <text:p>2016/6/3</text:p>
              </table:table-cell>
              <table:table-cell office:value-type="float" office:value="47.44725">
                <text:p>47.44725</text:p>
              </table:table-cell>
            </table:table-row>
            <table:table-row>
              <table:table-cell office:value-type="string">
                <text:p>2016/6/4</text:p>
              </table:table-cell>
              <table:table-cell office:value-type="float" office:value="47.64725">
                <text:p>47.64725</text:p>
              </table:table-cell>
            </table:table-row>
            <table:table-row>
              <table:table-cell office:value-type="string">
                <text:p>2016/6/6</text:p>
              </table:table-cell>
              <table:table-cell office:value-type="float" office:value="47.24725">
                <text:p>47.24725</text:p>
              </table:table-cell>
            </table:table-row>
            <table:table-row>
              <table:table-cell office:value-type="string">
                <text:p>2016/6/7</text:p>
              </table:table-cell>
              <table:table-cell office:value-type="float" office:value="49.04725">
                <text:p>49.04725</text:p>
              </table:table-cell>
            </table:table-row>
            <table:table-row>
              <table:table-cell office:value-type="string">
                <text:p>2016/6/8</text:p>
              </table:table-cell>
              <table:table-cell office:value-type="float" office:value="51.84725">
                <text:p>51.84725</text:p>
              </table:table-cell>
            </table:table-row>
            <table:table-row>
              <table:table-cell office:value-type="string">
                <text:p>2016/6/13</text:p>
              </table:table-cell>
              <table:table-cell office:value-type="float" office:value="49.34725">
                <text:p>49.34725</text:p>
              </table:table-cell>
            </table:table-row>
            <table:table-row>
              <table:table-cell office:value-type="string">
                <text:p>2016/6/14</text:p>
              </table:table-cell>
              <table:table-cell office:value-type="float" office:value="47.24725">
                <text:p>47.24725</text:p>
              </table:table-cell>
            </table:table-row>
            <table:table-row>
              <table:table-cell office:value-type="string">
                <text:p>2016/6/15</text:p>
              </table:table-cell>
              <table:table-cell office:value-type="float" office:value="50.04725">
                <text:p>50.04725</text:p>
              </table:table-cell>
            </table:table-row>
            <table:table-row>
              <table:table-cell office:value-type="string">
                <text:p>2016/6/16</text:p>
              </table:table-cell>
              <table:table-cell office:value-type="float" office:value="47.89725">
                <text:p>47.89725</text:p>
              </table:table-cell>
            </table:table-row>
            <table:table-row>
              <table:table-cell office:value-type="string">
                <text:p>2016/6/17</text:p>
              </table:table-cell>
              <table:table-cell office:value-type="float" office:value="46.59725">
                <text:p>46.59725</text:p>
              </table:table-cell>
            </table:table-row>
            <table:table-row>
              <table:table-cell office:value-type="string">
                <text:p>2016/6/20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2016/6/21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2016/6/22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2016/6/23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2016/6/24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2016/6/27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2016/6/28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2016/6/29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2016/6/30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2016/7/1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2016/7/4</text:p>
              </table:table-cell>
              <table:table-cell office:value-type="float" office:value="52.547">
                <text:p>52.547</text:p>
              </table:table-cell>
            </table:table-row>
            <table:table-row>
              <table:table-cell office:value-type="string">
                <text:p>2016/7/5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2016/7/6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2016/7/7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2016/7/11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2016/7/12</text:p>
              </table:table-cell>
              <table:table-cell office:value-type="float" office:value="52.5415">
                <text:p>52.5415</text:p>
              </table:table-cell>
            </table:table-row>
            <table:table-row>
              <table:table-cell office:value-type="string">
                <text:p>2016/7/13</text:p>
              </table:table-cell>
              <table:table-cell office:value-type="float" office:value="52.54525">
                <text:p>52.54525</text:p>
              </table:table-cell>
            </table:table-row>
            <table:table-row>
              <table:table-cell office:value-type="string">
                <text:p>2016/7/14</text:p>
              </table:table-cell>
              <table:table-cell office:value-type="float" office:value="52.545">
                <text:p>52.545</text:p>
              </table:table-cell>
            </table:table-row>
            <table:table-row>
              <table:table-cell office:value-type="string">
                <text:p>2016/7/15</text:p>
              </table:table-cell>
              <table:table-cell office:value-type="float" office:value="52.54475">
                <text:p>52.54475</text:p>
              </table:table-cell>
            </table:table-row>
            <table:table-row>
              <table:table-cell office:value-type="string">
                <text:p>2016/7/18</text:p>
              </table:table-cell>
              <table:table-cell office:value-type="float" office:value="52.57475">
                <text:p>52.57475</text:p>
              </table:table-cell>
            </table:table-row>
            <table:table-row>
              <table:table-cell office:value-type="string">
                <text:p>2016/7/19</text:p>
              </table:table-cell>
              <table:table-cell office:value-type="float" office:value="52.59775">
                <text:p>52.59775</text:p>
              </table:table-cell>
            </table:table-row>
            <table:table-row>
              <table:table-cell office:value-type="string">
                <text:p>2016/7/20</text:p>
              </table:table-cell>
              <table:table-cell office:value-type="float" office:value="52.59725">
                <text:p>52.59725</text:p>
              </table:table-cell>
            </table:table-row>
            <table:table-row>
              <table:table-cell office:value-type="string">
                <text:p>2016/7/21</text:p>
              </table:table-cell>
              <table:table-cell office:value-type="float" office:value="52.61475">
                <text:p>52.61475</text:p>
              </table:table-cell>
            </table:table-row>
            <table:table-row>
              <table:table-cell office:value-type="string">
                <text:p>2016/7/22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2016/7/25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2016/7/26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2016/7/27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2016/7/28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2016/7/29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2016/8/1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2016/8/2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2016/8/3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2016/8/4</text:p>
              </table:table-cell>
              <table:table-cell office:value-type="float" office:value="52.61675">
                <text:p>52.61675</text:p>
              </table:table-cell>
            </table:table-row>
            <table:table-row>
              <table:table-cell office:value-type="string">
                <text:p>2016/8/5</text:p>
              </table:table-cell>
              <table:table-cell office:value-type="float" office:value="52.62775">
                <text:p>52.62775</text:p>
              </table:table-cell>
            </table:table-row>
            <table:table-row>
              <table:table-cell office:value-type="string">
                <text:p>2016/8/8</text:p>
              </table:table-cell>
              <table:table-cell office:value-type="float" office:value="52.64475">
                <text:p>52.64475</text:p>
              </table:table-cell>
            </table:table-row>
            <table:table-row>
              <table:table-cell office:value-type="string">
                <text:p>2016/8/9</text:p>
              </table:table-cell>
              <table:table-cell office:value-type="float" office:value="52.63425">
                <text:p>52.63425</text:p>
              </table:table-cell>
            </table:table-row>
            <table:table-row>
              <table:table-cell office:value-type="string">
                <text:p>2016/8/10</text:p>
              </table:table-cell>
              <table:table-cell office:value-type="float" office:value="52.63475">
                <text:p>52.63475</text:p>
              </table:table-cell>
            </table:table-row>
            <table:table-row>
              <table:table-cell office:value-type="string">
                <text:p>2016/8/11</text:p>
              </table:table-cell>
              <table:table-cell office:value-type="float" office:value="52.62325">
                <text:p>52.62325</text:p>
              </table:table-cell>
            </table:table-row>
            <table:table-row>
              <table:table-cell office:value-type="string">
                <text:p>2016/8/12</text:p>
              </table:table-cell>
              <table:table-cell office:value-type="float" office:value="52.62275">
                <text:p>52.62275</text:p>
              </table:table-cell>
            </table:table-row>
            <table:table-row>
              <table:table-cell office:value-type="string">
                <text:p>2016/8/15</text:p>
              </table:table-cell>
              <table:table-cell office:value-type="float" office:value="52.62525">
                <text:p>52.62525</text:p>
              </table:table-cell>
            </table:table-row>
            <table:table-row>
              <table:table-cell office:value-type="string">
                <text:p>2016/8/16</text:p>
              </table:table-cell>
              <table:table-cell office:value-type="float" office:value="52.614">
                <text:p>52.614</text:p>
              </table:table-cell>
            </table:table-row>
            <table:table-row>
              <table:table-cell office:value-type="string">
                <text:p>2016/8/17</text:p>
              </table:table-cell>
              <table:table-cell office:value-type="float" office:value="52.61375">
                <text:p>52.61375</text:p>
              </table:table-cell>
            </table:table-row>
            <table:table-row>
              <table:table-cell office:value-type="string">
                <text:p>2016/8/18</text:p>
              </table:table-cell>
              <table:table-cell office:value-type="float" office:value="52.61175">
                <text:p>52.61175</text:p>
              </table:table-cell>
            </table:table-row>
            <table:table-row>
              <table:table-cell office:value-type="string">
                <text:p>2016/8/19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2016/8/22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2016/8/23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2016/8/24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2016/8/25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2016/8/26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2016/8/29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2016/8/30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2016/8/31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2016/9/1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2016/9/2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2016/9/5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2016/9/6</text:p>
              </table:table-cell>
              <table:table-cell office:value-type="float" office:value="52.59575">
                <text:p>52.59575</text:p>
              </table:table-cell>
            </table:table-row>
            <table:table-row>
              <table:table-cell office:value-type="string">
                <text:p>2016/9/7</text:p>
              </table:table-cell>
              <table:table-cell office:value-type="float" office:value="52.63875">
                <text:p>52.63875</text:p>
              </table:table-cell>
            </table:table-row>
            <table:table-row>
              <table:table-cell office:value-type="string">
                <text:p>2016/9/8</text:p>
              </table:table-cell>
              <table:table-cell office:value-type="float" office:value="52.65225">
                <text:p>52.65225</text:p>
              </table:table-cell>
            </table:table-row>
            <table:table-row>
              <table:table-cell office:value-type="string">
                <text:p>2016/9/9</text:p>
              </table:table-cell>
              <table:table-cell office:value-type="float" office:value="52.62975">
                <text:p>52.62975</text:p>
              </table:table-cell>
            </table:table-row>
            <table:table-row>
              <table:table-cell office:value-type="string">
                <text:p>2016/9/10</text:p>
              </table:table-cell>
              <table:table-cell office:value-type="float" office:value="52.59575">
                <text:p>52.59575</text:p>
              </table:table-cell>
            </table:table-row>
            <table:table-row>
              <table:table-cell office:value-type="string">
                <text:p>2016/9/12</text:p>
              </table:table-cell>
              <table:table-cell office:value-type="float" office:value="52.59675">
                <text:p>52.59675</text:p>
              </table:table-cell>
            </table:table-row>
            <table:table-row>
              <table:table-cell office:value-type="string">
                <text:p>2016/9/13</text:p>
              </table:table-cell>
              <table:table-cell office:value-type="float" office:value="52.58925">
                <text:p>52.58925</text:p>
              </table:table-cell>
            </table:table-row>
            <table:table-row>
              <table:table-cell office:value-type="string">
                <text:p>2016/9/14</text:p>
              </table:table-cell>
              <table:table-cell office:value-type="float" office:value="52.57325">
                <text:p>52.57325</text:p>
              </table:table-cell>
            </table:table-row>
            <table:table-row>
              <table:table-cell office:value-type="string">
                <text:p>2016/9/19</text:p>
              </table:table-cell>
              <table:table-cell office:value-type="float" office:value="52.63225">
                <text:p>52.63225</text:p>
              </table:table-cell>
            </table:table-row>
            <table:table-row>
              <table:table-cell office:value-type="string">
                <text:p>2016/9/20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2016/9/21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2016/9/22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2016/9/23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2016/9/26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2016/9/29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2016/9/30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2016/10/3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2016/10/4</text:p>
              </table:table-cell>
              <table:table-cell office:value-type="float" office:value="52.631">
                <text:p>52.631</text:p>
              </table:table-cell>
            </table:table-row>
            <table:table-row>
              <table:table-cell office:value-type="string">
                <text:p>2016/10/5</text:p>
              </table:table-cell>
              <table:table-cell office:value-type="float" office:value="53.88075">
                <text:p>53.88075</text:p>
              </table:table-cell>
            </table:table-row>
            <table:table-row>
              <table:table-cell office:value-type="string">
                <text:p>2016/10/6</text:p>
              </table:table-cell>
              <table:table-cell office:value-type="float" office:value="53.8395">
                <text:p>53.8395</text:p>
              </table:table-cell>
            </table:table-row>
            <table:table-row>
              <table:table-cell office:value-type="string">
                <text:p>2016/10/7</text:p>
              </table:table-cell>
              <table:table-cell office:value-type="float" office:value="52.98925">
                <text:p>52.98925</text:p>
              </table:table-cell>
            </table:table-row>
            <table:table-row>
              <table:table-cell office:value-type="string">
                <text:p>2016/10/11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0/12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0/13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0/14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0/1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0/18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0/19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0/20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0/21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0/24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0/25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0/26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0/2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0/28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0/31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1/1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1/2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1/3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1/4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1/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1/8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1/9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1/10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1/11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1/14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1/15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1/16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1/1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1/18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1/21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1/22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1/23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6/11/24</text:p>
              </table:table-cell>
              <table:table-cell office:value-type="float" office:value="52.923">
                <text:p>52.923</text:p>
              </table:table-cell>
            </table:table-row>
            <table:table-row>
              <table:table-cell office:value-type="string">
                <text:p>2016/11/25</text:p>
              </table:table-cell>
              <table:table-cell office:value-type="float" office:value="52.323">
                <text:p>52.323</text:p>
              </table:table-cell>
            </table:table-row>
            <table:table-row>
              <table:table-cell office:value-type="string">
                <text:p>2016/11/28</text:p>
              </table:table-cell>
              <table:table-cell office:value-type="float" office:value="55.823">
                <text:p>55.823</text:p>
              </table:table-cell>
            </table:table-row>
            <table:table-row>
              <table:table-cell office:value-type="string">
                <text:p>2016/11/29</text:p>
              </table:table-cell>
              <table:table-cell office:value-type="float" office:value="56.773">
                <text:p>56.773</text:p>
              </table:table-cell>
            </table:table-row>
            <table:table-row>
              <table:table-cell office:value-type="string">
                <text:p>2016/11/30</text:p>
              </table:table-cell>
              <table:table-cell office:value-type="float" office:value="56.373">
                <text:p>56.373</text:p>
              </table:table-cell>
            </table:table-row>
            <table:table-row>
              <table:table-cell office:value-type="string">
                <text:p>2016/12/1</text:p>
              </table:table-cell>
              <table:table-cell office:value-type="float" office:value="57.973">
                <text:p>57.973</text:p>
              </table:table-cell>
            </table:table-row>
            <table:table-row>
              <table:table-cell office:value-type="string">
                <text:p>2016/12/2</text:p>
              </table:table-cell>
              <table:table-cell office:value-type="float" office:value="55.773">
                <text:p>55.773</text:p>
              </table:table-cell>
            </table:table-row>
            <table:table-row>
              <table:table-cell office:value-type="string">
                <text:p>2016/12/5</text:p>
              </table:table-cell>
              <table:table-cell office:value-type="float" office:value="53.573">
                <text:p>53.573</text:p>
              </table:table-cell>
            </table:table-row>
            <table:table-row>
              <table:table-cell office:value-type="string">
                <text:p>2016/12/6</text:p>
              </table:table-cell>
              <table:table-cell office:value-type="float" office:value="56.573">
                <text:p>56.573</text:p>
              </table:table-cell>
            </table:table-row>
            <table:table-row>
              <table:table-cell office:value-type="string">
                <text:p>2016/12/7</text:p>
              </table:table-cell>
              <table:table-cell office:value-type="float" office:value="57.773">
                <text:p>57.773</text:p>
              </table:table-cell>
            </table:table-row>
            <table:table-row>
              <table:table-cell office:value-type="string">
                <text:p>2016/12/8</text:p>
              </table:table-cell>
              <table:table-cell office:value-type="float" office:value="61.273">
                <text:p>61.273</text:p>
              </table:table-cell>
            </table:table-row>
            <table:table-row>
              <table:table-cell office:value-type="string">
                <text:p>2016/12/9</text:p>
              </table:table-cell>
              <table:table-cell office:value-type="float" office:value="62.173">
                <text:p>62.173</text:p>
              </table:table-cell>
            </table:table-row>
            <table:table-row>
              <table:table-cell office:value-type="string">
                <text:p>2016/12/12</text:p>
              </table:table-cell>
              <table:table-cell office:value-type="float" office:value="61.973">
                <text:p>61.973</text:p>
              </table:table-cell>
            </table:table-row>
            <table:table-row>
              <table:table-cell office:value-type="string">
                <text:p>2016/12/13</text:p>
              </table:table-cell>
              <table:table-cell office:value-type="float" office:value="60.673">
                <text:p>60.673</text:p>
              </table:table-cell>
            </table:table-row>
            <table:table-row>
              <table:table-cell office:value-type="string">
                <text:p>2016/12/14</text:p>
              </table:table-cell>
              <table:table-cell office:value-type="float" office:value="61.42275">
                <text:p>61.42275</text:p>
              </table:table-cell>
            </table:table-row>
            <table:table-row>
              <table:table-cell office:value-type="string">
                <text:p>2016/12/15</text:p>
              </table:table-cell>
              <table:table-cell office:value-type="float" office:value="61.3615">
                <text:p>61.3615</text:p>
              </table:table-cell>
            </table:table-row>
            <table:table-row>
              <table:table-cell office:value-type="string">
                <text:p>2016/12/16</text:p>
              </table:table-cell>
              <table:table-cell office:value-type="float" office:value="59.8615">
                <text:p>59.8615</text:p>
              </table:table-cell>
            </table:table-row>
            <table:table-row>
              <table:table-cell office:value-type="string">
                <text:p>2016/12/19</text:p>
              </table:table-cell>
              <table:table-cell office:value-type="float" office:value="56.2115">
                <text:p>56.2115</text:p>
              </table:table-cell>
            </table:table-row>
            <table:table-row>
              <table:table-cell office:value-type="string">
                <text:p>2016/12/20</text:p>
              </table:table-cell>
              <table:table-cell office:value-type="float" office:value="54.3115">
                <text:p>54.3115</text:p>
              </table:table-cell>
            </table:table-row>
            <table:table-row>
              <table:table-cell office:value-type="string">
                <text:p>2016/12/21</text:p>
              </table:table-cell>
              <table:table-cell office:value-type="float" office:value="53.0115">
                <text:p>53.0115</text:p>
              </table:table-cell>
            </table:table-row>
            <table:table-row>
              <table:table-cell office:value-type="string">
                <text:p>2016/12/22</text:p>
              </table:table-cell>
              <table:table-cell office:value-type="float" office:value="49.3615">
                <text:p>49.3615</text:p>
              </table:table-cell>
            </table:table-row>
            <table:table-row>
              <table:table-cell office:value-type="string">
                <text:p>2016/12/23</text:p>
              </table:table-cell>
              <table:table-cell office:value-type="float" office:value="45.1615">
                <text:p>45.1615</text:p>
              </table:table-cell>
            </table:table-row>
            <table:table-row>
              <table:table-cell office:value-type="string">
                <text:p>2016/12/26</text:p>
              </table:table-cell>
              <table:table-cell office:value-type="float" office:value="44.8615">
                <text:p>44.8615</text:p>
              </table:table-cell>
            </table:table-row>
            <table:table-row>
              <table:table-cell office:value-type="string">
                <text:p>2016/12/27</text:p>
              </table:table-cell>
              <table:table-cell office:value-type="float" office:value="44.2615">
                <text:p>44.2615</text:p>
              </table:table-cell>
            </table:table-row>
            <table:table-row>
              <table:table-cell office:value-type="string">
                <text:p>2016/12/28</text:p>
              </table:table-cell>
              <table:table-cell office:value-type="float" office:value="46.91125">
                <text:p>46.91125</text:p>
              </table:table-cell>
            </table:table-row>
            <table:table-row>
              <table:table-cell office:value-type="string">
                <text:p>2016/12/29</text:p>
              </table:table-cell>
              <table:table-cell office:value-type="float" office:value="46.924">
                <text:p>46.924</text:p>
              </table:table-cell>
            </table:table-row>
            <table:table-row>
              <table:table-cell office:value-type="string">
                <text:p>2016/12/30</text:p>
              </table:table-cell>
              <table:table-cell office:value-type="float" office:value="46.924">
                <text:p>46.9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